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ed" officeooo:paragraph-rsid="001cbced"/>
    </style:style>
    <style:style style:name="P2" style:family="paragraph" style:parent-style-name="Standard">
      <style:text-properties officeooo:rsid="001ea853" officeooo:paragraph-rsid="001ea853"/>
    </style:style>
    <style:style style:name="P3" style:family="paragraph" style:parent-style-name="Standard">
      <style:text-properties officeooo:rsid="001fb27b" officeooo:paragraph-rsid="001fb27b"/>
    </style:style>
    <style:style style:name="P4" style:family="paragraph" style:parent-style-name="Standard">
      <style:text-properties officeooo:rsid="001fb27b" officeooo:paragraph-rsid="003d7d7d"/>
    </style:style>
    <style:style style:name="P5" style:family="paragraph" style:parent-style-name="Standard">
      <style:text-properties officeooo:rsid="00300c5f" officeooo:paragraph-rsid="00300c5f"/>
    </style:style>
    <style:style style:name="P6" style:family="paragraph" style:parent-style-name="Standard">
      <style:paragraph-properties fo:text-align="end" style:justify-single-word="false"/>
      <style:text-properties officeooo:rsid="00386d07" officeooo:paragraph-rsid="00386d07"/>
    </style:style>
    <style:style style:name="P7" style:family="paragraph" style:parent-style-name="Standard" style:list-style-name="L1">
      <style:text-properties officeooo:rsid="00207e77" officeooo:paragraph-rsid="00207e77"/>
    </style:style>
    <style:style style:name="P8" style:family="paragraph" style:parent-style-name="Standard" style:list-style-name="L1">
      <style:text-properties officeooo:rsid="001cbced" officeooo:paragraph-rsid="001cbced"/>
    </style:style>
    <style:style style:name="P9" style:family="paragraph" style:parent-style-name="Standard" style:list-style-name="L1">
      <style:text-properties officeooo:rsid="002026c4" officeooo:paragraph-rsid="002026c4"/>
    </style:style>
    <style:style style:name="P10" style:family="paragraph" style:parent-style-name="Standard" style:list-style-name="L1">
      <style:text-properties officeooo:rsid="0039ef52" officeooo:paragraph-rsid="003b87d4"/>
    </style:style>
    <style:style style:name="P11" style:family="paragraph" style:parent-style-name="Standard" style:list-style-name="L1">
      <style:text-properties officeooo:rsid="002a7420" officeooo:paragraph-rsid="002a7420"/>
    </style:style>
    <style:style style:name="P12" style:family="paragraph" style:parent-style-name="Standard" style:list-style-name="L1">
      <style:text-properties officeooo:rsid="002e30fd" officeooo:paragraph-rsid="002e30fd"/>
    </style:style>
    <style:style style:name="P13" style:family="paragraph" style:parent-style-name="Standard" style:list-style-name="L1">
      <style:text-properties officeooo:rsid="00300c5f" officeooo:paragraph-rsid="00300c5f"/>
    </style:style>
    <style:style style:name="P14" style:family="paragraph" style:parent-style-name="Standard" style:list-style-name="L2">
      <style:text-properties officeooo:rsid="00300c5f" officeooo:paragraph-rsid="00300c5f"/>
    </style:style>
    <style:style style:name="P15" style:family="paragraph" style:parent-style-name="Standard" style:list-style-name="L1">
      <style:text-properties officeooo:rsid="00362f37" officeooo:paragraph-rsid="00362f37"/>
    </style:style>
    <style:style style:name="P16" style:family="paragraph" style:parent-style-name="Standard" style:list-style-name="L1">
      <style:text-properties officeooo:rsid="00368917" officeooo:paragraph-rsid="00368917"/>
    </style:style>
    <style:style style:name="P17" style:family="paragraph" style:parent-style-name="Standard" style:list-style-name="L1">
      <style:text-properties officeooo:rsid="001fb27b" officeooo:paragraph-rsid="001fb27b"/>
    </style:style>
    <style:style style:name="P18" style:family="paragraph" style:parent-style-name="Standard" style:list-style-name="L1">
      <style:text-properties officeooo:rsid="0024e446" officeooo:paragraph-rsid="0024e446"/>
    </style:style>
    <style:style style:name="P19" style:family="paragraph" style:parent-style-name="Standard" style:list-style-name="L2">
      <style:text-properties officeooo:rsid="0035e8f6" officeooo:paragraph-rsid="0035e8f6"/>
    </style:style>
    <style:style style:name="P20" style:family="paragraph" style:parent-style-name="Standard" style:list-style-name="L3">
      <style:text-properties officeooo:rsid="00350ba5" officeooo:paragraph-rsid="00350ba5"/>
    </style:style>
    <style:style style:name="P21" style:family="paragraph" style:parent-style-name="Standard" style:list-style-name="L3">
      <style:text-properties officeooo:rsid="00380673" officeooo:paragraph-rsid="00380673"/>
    </style:style>
    <style:style style:name="T1" style:family="text">
      <style:text-properties officeooo:rsid="001ea853"/>
    </style:style>
    <style:style style:name="T2" style:family="text">
      <style:text-properties officeooo:rsid="001fe782"/>
    </style:style>
    <style:style style:name="T3" style:family="text">
      <style:text-properties officeooo:rsid="002689af"/>
    </style:style>
    <style:style style:name="T4" style:family="text">
      <style:text-properties officeooo:rsid="002c13e3"/>
    </style:style>
    <style:style style:name="T5" style:family="text">
      <style:text-properties officeooo:rsid="002ef364"/>
    </style:style>
    <style:style style:name="T6" style:family="text">
      <style:text-properties officeooo:rsid="00373d07"/>
    </style:style>
    <style:style style:name="T7" style:family="text">
      <style:text-properties officeooo:rsid="0039ef52"/>
    </style:style>
    <style:style style:name="T8" style:family="text">
      <style:text-properties officeooo:rsid="003b87d4"/>
    </style:style>
    <style:style style:name="T9" style:family="text">
      <style:text-properties officeooo:rsid="003d7d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umm-uffa 25.11.2017</text:p>
      <text:p text:style-name="P1"/>
      <text:h text:style-name="Heading_20_3" text:outline-level="3">Entscheide</text:h>
      <text:list xml:id="list7610372156490625903" text:style-name="L1">
        <text:list-item>
          <text:p text:style-name="P7">Frontend und Backend werden separiert. Sie werden in unterschiedlichen Container ausgeführt. </text:p>
        </text:list-item>
        <text:list-item>
          <text:p text:style-name="P8"><text:span text:style-name="T7">Das Styling</text:span> wird erst am S<text:span text:style-name="T1">chluss entschieden. Zuerst werden Routing und Funktionalität erstellt. <text:s/>(Design follow function)</text:span></text:p>
        </text:list-item>
        <text:list-item>
          <text:p text:style-name="P9">Schnittstelle zwischen Frontend und Backend werden via API-Projekt zur Verfügung gestellt. Somit wird sicher gestellt, das<text:span text:style-name="T4">s</text:span> die übertragenen Daten auf beiden Seiten verstanden werden.</text:p>
        </text:list-item>
        <text:list-item>
          <text:p text:style-name="P10">Rest Service <text:span text:style-name="T8">URI beginnt immer mit /api. Somit kann das Routing von Frontend zu Backend <text:s/>sicher gestellt werden.</text:span></text:p>
        </text:list-item>
        <text:list-item>
          <text:p text:style-name="P11"><text:span text:style-name="T7">Die </text:span>Suche muss separat nochmals beschrieben werden, da diese zu kompliziert ist.</text:p>
        </text:list-item>
        <text:list-item>
          <text:p text:style-name="P12">Jede Seite wird als separates Modul umgesetzt.</text:p>
        </text:list-item>
        <text:list-item>
          <text:p text:style-name="P13">Pullrequest werden gegenseitig gemerged.</text:p>
        </text:list-item>
        <text:list-item>
          <text:p text:style-name="P13">Im Commit immer Issue nummer vermerken. <text:span text:style-name="T7">Somit wir die Verbindung von Commit zu Issue hergestellt.</text:span></text:p>
        </text:list-item>
        <text:list-item>
          <text:p text:style-name="P15">Entwicklungsstrategie ist, möglichst dumme Komponenten zu haben und möglichst alles in Service aus zu lagern. <text:span text:style-name="T6">Unittest werden nur für Services erstellt, aber nicht für Komponenten.</text:span></text:p>
        </text:list-item>
        <text:list-item>
          <text:p text:style-name="P16">HTTP Zugriffe mit Angula HTTP Module implementieren.</text:p>
        </text:list-item>
      </text:list>
      <text:p text:style-name="P2"/>
      <text:h text:style-name="Heading_20_3" text:outline-level="3">Main UseCase</text:h>
      <text:list xml:id="list90757412273426" text:continue-numbering="true" text:style-name="L1">
        <text:list-item>
          <text:p text:style-name="P17">Einfacher Ansatz. <text:span text:style-name="T9">Ein</text:span> Benutzer registriert sich. <text:span text:style-name="T5">Anschliessend kann er eigene </text:span>Meetups <text:span text:style-name="T5">erfassen oder sich auf bereits vorhandene Meetups registrieren</text:span>. <text:span text:style-name="T2">Der Owner des Meetup kann dann entscheiden, ob er einen anderen Benutzer mitnehmen möchte oder nicht.</text:span> </text:p>
        </text:list-item>
        <text:list-item>
          <text:p text:style-name="P18">Die auf ein Meetup registrierten Benutzer können via Chat <text:span text:style-name="T3">I</text:span>nformationen austauschen.</text:p>
        </text:list-item>
      </text:list>
      <text:p text:style-name="P4"/>
      <text:h text:style-name="Heading_20_3" text:outline-level="3">Vorgehen</text:h>
      <text:list xml:id="list6427938721045926966" text:style-name="L2">
        <text:list-item>
          <text:p text:style-name="P14">Alle Seiten mit Routing erstellen</text:p>
        </text:list-item>
        <text:list-item>
          <text:p text:style-name="P14">Seiten mit HTML Elementen füllen</text:p>
        </text:list-item>
        <text:list-item>
          <text:p text:style-name="P19">Services erstellen</text:p>
        </text:list-item>
      </text:list>
      <text:p text:style-name="P5"/>
      <text:h text:style-name="Heading_20_3" text:outline-level="3">Fragen</text:h>
      <text:list xml:id="list7249479937575953263" text:style-name="L3">
        <text:list-item>
          <text:p text:style-name="P20">Welche DB wollen wir nehmen. NoSql oder SQL</text:p>
        </text:list-item>
        <text:list-item>
          <text:p text:style-name="P21">NgBootstrap Framework oder anderes Styling Framework verwenden erlaubt? =&gt; Responsive!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0:03:35.091466212</meta:creation-date>
    <dc:date>2017-11-26T09:07:55.759464866</dc:date>
    <meta:editing-duration>PT3H19M30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39" meta:character-count="1628" meta:non-whitespace-character-count="1424"/>
  </office:meta>
</office:document-meta>
</file>